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3">
      <style:text-properties fo:font-style="normal" fo:font-weight="normal" style:font-style-asian="normal" style:font-weight-asian="normal" style:font-style-complex="normal" style:font-weight-complex="normal"/>
    </style:style>
    <style:style style:name="P17" style:family="paragraph" style:parent-style-name="Heading_20_1"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2"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text:p>
      <text:p text:style-name="Standard">Zugang zum Server bitte bei uns erfragen, entweder im IRC oder eine Email schicken mit eurem gewünschten Usernamen, Vor- und Nachname an idefix at fechner.net</text:p>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ist: 53:06:27:da:4d:b6:5d:53:52:da:0b:46:a3:00:33:ee</text:p>
      <text:list text:style-name="L1">
        <text:list-item>
          <text:h text:style-name="P17" text:outline-level="1">WINDOWS</text:h>
          <text:list>
            <text:list-item>
              <text:h text:style-name="P20"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style-name="P20" text:outline-level="2"><text:soft-page-break/>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style-name="P20"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0">Name der Datei muss authorized_keys sein, keine Endung</text:p>
        </text:list-item>
        <text:list-item>
          <text:p text:style-name="P10">Datei auf den Server kopiert in der Verzeichnis .ssh</text:p>
        </text:list-item>
        <text:list-item>
          <text:p text:style-name="P10">pageant gestartet und Key geladen</text:p>
        </text:list-item>
      </text:list>
      <text:list text:style-name="L1" text:continue-numbering="true">
        <text:list-item>
          <text:list text:continue-numbering="true">
            <text:list-item>
              <text:h text:style-name="P20"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style-name="P20" text:outline-level="2"><text:soft-page-break/>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7"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3"><text:span text:style-name="T3">Eclipse bietet über ein plugin SVN integration: </text:span><text:a xlink:type="simple" xlink:href="http://subclipse.tigris.org/"><text:span text:style-name="T3">http://subclipse.tigris.org/</text:span></text:a></text:p>
        </text:list-item>
        <text:list-item>
          <text:p text:style-name="P16">Für Ubuntu gibt’s ein Paket für die Integration von SVN in Nautilus (nautilus-script-collection-svn)</text:p>
        </text:list-item>
        <text:list-item>
          <text:p text:style-name="P13"><text:span text:style-name="T3">Für KDE gibt’s KDEsvn </text:span><text:a xlink:type="simple" xlink:href="http://kdesvn.alwins-world.de/"><text:span text:style-name="T3">http://kdesvn.alwins-world.de/</text:span></text:a></text:p>
        </text:list-item>
        <text:list-item>
          <text:p text:style-name="P13"><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style-name="P20"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style-name="P20"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tab/>Enter passphrase for /home/username/.ssh/id_rsa:</text:p>
      <text:list text:style-name="L1" text:continue-numbering="true">
        <text:list-item>
          <text:list text:continue-numbering="true">
            <text:list-item>
              <text:h text:style-name="P20" text:outline-level="2"><text:soft-page-break/>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net:</text:p>
      <text:p text:style-name="Text_20_body">Überprüft hier, ob der Host-Fingerprint passt, steht ganz oben in diesem Dokument.</text:p>
      <text:list text:style-name="L1" text:continue-numbering="true">
        <text:list-item>
          <text:list text:continue-numbering="true">
            <text:list-item>
              <text:h text:style-name="P20"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29"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7"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11T21:28:26</meta:creation-date>
    <dc:creator>Matthias Fechner</dc:creator>
    <dc:date>2007-11-18T20:06:40</dc:date>
    <meta:editing-cycles>16</meta:editing-cycles>
    <meta:editing-duration>PT2H29M45S</meta:editing-duration>
    <meta:user-defined meta:name="Info 1"/>
    <meta:user-defined meta:name="Info 2"/>
    <meta:user-defined meta:name="Info 3"/>
    <meta:user-defined meta:name="Info 4"/>
    <meta:document-statistic meta:table-count="0" meta:image-count="3" meta:object-count="0" meta:page-count="4" meta:paragraph-count="80" meta:word-count="1119" meta:character-count="7298"/>
  </office:meta>
</office:document-meta>
</file>